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1.759cm" style:rel-column-width="6553*"/>
    </style:style>
    <style:style style:name="Tabelle1.J" style:family="table-column">
      <style:table-column-properties style:column-width="1.76cm" style:rel-column-width="6558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J1" style:family="table-cell">
      <style:table-cell-properties fo:padding="0.097cm" fo:border="0.002cm solid #000000"/>
    </style:style>
    <style:style style:name="Tabelle1.D2" style:family="table-cell">
      <style:table-cell-properties fo:padding="0.097cm" fo:border-left="0.002cm solid #000000" fo:border-right="none" fo:border-top="none" fo:border-bottom="0.002cm solid #000000"/>
    </style:style>
    <style:style style:name="Tabelle1.J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size-asian="10.5pt" style:text-rotation-angle="90" style:text-rotation-scale="line-height"/>
    </style:style>
    <style:style style:name="P3" style:family="paragraph" style:parent-style-name="Table_20_Contents">
      <style:paragraph-properties fo:text-align="start" style:justify-single-word="false"/>
      <style:text-properties style:font-size-asian="10.5pt" style:text-rotation-angle="90" style:text-rotation-scale="line-height"/>
    </style:style>
    <style:style style:name="P4" style:family="paragraph" style:parent-style-name="Table_20_Contents">
      <style:text-properties style:text-rotation-angle="90" style:text-rotation-scale="line-height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style:font-name="Webdings" style:font-name-asian="Webdings" style:font-name-complex="Webdings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9" style:family="paragraph" style:parent-style-name="Standard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0" style:family="paragraph" style:parent-style-name="Standard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1" style:family="paragraph" style:parent-style-name="Text_20_body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2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3" style:family="paragraph" style:parent-style-name="Standard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4" style:family="paragraph" style:parent-style-name="Standard" style:list-style-name="L1">
      <style:paragraph-properties fo:text-align="start" style:justify-single-word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5" style:family="paragraph" style:parent-style-name="Standard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16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7" style:family="paragraph" style:parent-style-name="Standard" style:list-style-name="L1">
      <style:paragraph-properties fo:text-align="start" style:justify-single-word="false" style:text-autospace="none"/>
      <style:text-properties style:font-name="Monospace" fo:font-size="10pt" style:font-name-asian="Monospace" style:font-size-asian="10pt" style:font-name-complex="Monospace" style:font-size-complex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10pt" style:font-name-asian="Monospace" style:font-size-asian="10pt" style:font-name-complex="Monospace" style:font-size-complex="10pt"/>
    </style:style>
    <style:style style:name="P19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8pt" style:font-name-asian="Monospace" style:font-size-asian="8pt" style:font-name-complex="Monospace" style:font-size-complex="8pt"/>
    </style:style>
    <style:style style:name="P2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style:font-name="Monospace" fo:font-size="8pt" style:font-name-asian="Monospace" style:font-size-asian="8pt" style:font-name-complex="Monospace" style:font-size-complex="8pt"/>
    </style:style>
    <style:style style:name="P21" style:family="paragraph" style:parent-style-name="Text_20_body" style:list-style-name="L1"/>
    <style:style style:name="P22" style:family="paragraph" style:parent-style-name="Text_20_body" style:list-style-name="L1">
      <style:text-properties fo:color="#000000" style:font-name="Monospace" fo:font-size="10pt" style:font-name-asian="Monospace" style:font-size-asian="10pt" style:font-name-complex="Monospace" style:font-size-complex="10pt"/>
    </style:style>
    <style:style style:name="P23" style:family="paragraph" style:parent-style-name="Text_20_body" style:list-style-name="L1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P24" style:family="paragraph" style:parent-style-name="Text_20_body" style:list-style-name="L2"/>
    <style:style style:name="P25" style:family="paragraph" style:parent-style-name="Text_20_body" style:list-style-name="L1">
      <style:text-properties style:font-name="Monospace" fo:font-size="10pt" style:font-name-asian="Monospace" style:font-size-asian="10pt" style:font-name-complex="Monospace" style:font-size-complex="10pt"/>
    </style:style>
    <style:style style:name="P26" style:family="paragraph" style:parent-style-name="Text_20_body">
      <style:text-properties fo:font-size="8pt" style:font-size-asian="8pt" style:font-size-complex="8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7f0055" style:font-name="Monospace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3" style:family="text">
      <style:text-properties fo:color="#7f0055" style:font-name="Monospace" fo:font-weight="bold" style:font-name-asian="Monospace" style:font-weight-asian="bold" style:font-name-complex="Monospace" style:font-weight-complex="bold"/>
    </style:style>
    <style:style style:name="T4" style:family="text">
      <style:text-properties fo:color="#000000"/>
    </style:style>
    <style:style style:name="T5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6" style:family="text">
      <style:text-properties fo:color="#000000" style:font-name="Monospace" fo:font-size="10pt" style:text-underline-style="solid" style:text-underline-width="auto" style:text-underline-color="font-color" style:font-name-asian="Monospace" style:font-size-asian="10pt" style:font-name-complex="Monospace" style:font-size-complex="10pt"/>
    </style:style>
    <style:style style:name="T7" style:family="text">
      <style:text-properties fo:color="#000000" style:font-name="Monospace" style:font-name-asian="Monospace" style:font-name-complex="Monospace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00" fo:font-style="italic" style:font-style-asian="italic" style:font-style-complex="italic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style:font-name="Times New Roman" fo:font-size="12pt" style:font-size-asian="12pt" style:font-size-complex="12pt"/>
    </style:style>
    <style:style style:name="T13" style:family="text">
      <style:text-properties fo:color="#000000" style:font-name="Times New Roman" fo:font-size="12pt" style:font-name-asian="Monospace" style:font-size-asian="12pt" style:font-name-complex="Monospace" style:font-size-complex="12pt"/>
    </style:style>
    <style:style style:name="T14" style:family="text">
      <style:text-properties fo:color="#000000" style:font-name="Monospace" style:font-name-asian="Monospace" style:font-name-complex="Monospace"/>
    </style:style>
    <style:style style:name="T15" style:family="text">
      <style:text-properties fo:color="#000000" fo:font-size="10pt" style:font-size-asian="10pt" style:font-size-complex="10pt"/>
    </style:style>
    <style:style style:name="T16" style:family="text">
      <style:text-properties fo:color="#2a00ff"/>
    </style:style>
    <style:style style:name="T17" style:family="text">
      <style:text-properties fo:color="#2a00ff" style:font-name="Monospace" style:font-name-asian="Monospace" style:font-name-complex="Monospace"/>
    </style:style>
    <style:style style:name="T18" style:family="text">
      <style:text-properties fo:color="#2a00ff" style:font-name="Monospace" fo:font-weight="normal" style:font-name-asian="Monospace" style:font-weight-asian="normal" style:font-name-complex="Monospace" style:font-weight-complex="normal"/>
    </style:style>
    <style:style style:name="T19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20" style:family="text">
      <style:text-properties fo:color="#0000c0"/>
    </style:style>
    <style:style style:name="T21" style:family="text">
      <style:text-properties fo:color="#0000c0" fo:font-style="italic" style:font-style-asian="italic" style:font-style-complex="italic"/>
    </style:style>
    <style:style style:name="T22" style:family="text">
      <style:text-properties fo:color="#0000c0" style:font-name="Monospace" fo:font-style="italic" style:font-name-asian="Monospace" style:font-style-asian="italic" style:font-name-complex="Monospace" style:font-style-complex="italic"/>
    </style:style>
    <style:style style:name="T23" style:family="text">
      <style:text-properties fo:color="#646464"/>
    </style:style>
    <style:style style:name="T24" style:family="text">
      <style:text-properties fo:color="#3f7f5f"/>
    </style:style>
    <style:style style:name="T25" style:family="text">
      <style:text-properties fo:color="#3f7f5f" style:text-underline-style="solid" style:text-underline-width="auto" style:text-underline-color="font-color"/>
    </style:style>
    <style:style style:name="T26" style:family="text">
      <style:text-properties style:font-name="Monospace" fo:font-size="10pt" style:font-name-asian="Monospace" style:font-size-asian="10pt" style:font-name-complex="Monospace" style:font-size-complex="10pt"/>
    </style:style>
    <style:style style:name="T27" style:family="text">
      <style:text-properties style:font-name="Monospace" fo:font-size="10pt" fo:font-style="italic" style:font-name-asian="Monospace" style:font-size-asian="10pt" style:font-style-asian="italic" style:font-name-complex="Monospace" style:font-size-complex="10pt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Mustang project user documentation</text:h>
      <text:p text:style-name="Text_20_body">Jochen Stärk</text:p>
      <text:p text:style-name="Text_20_body">For Mustangproject 1.1, 2014-07-06</text:p>
      <text:p text:style-name="Text_20_body"><text:a xlink:type="simple" xlink:href="http://www.mustangproject.org/" text:style-name="Internet_20_link" text:visited-style-name="Visited_20_Internet_20_Link">http://www.mustangproject.org</text:a></text:p>
      <text:h text:style-name="Heading_20_2" text:outline-level="2">About Mustangproject</text:h>
      <text:p text:style-name="Text_20_body">Mustangproject is a Java-Library for exteded („ZUGFeRD“-)metadata in PDF-invoices. It requires Apache PDFbox. Like Apache PDFBox, it is subject to the APL-License and can therefore, within the terms of the Apache Public License, be used for free in commercial and noncommercial projects as long as e.g. a according „Notice“-file is placed.</text:p>
      <text:h text:style-name="Heading_20_2" text:outline-level="2">Overview</text:h>
      <text:p text:style-name="Text_20_body"/>
      <table:table table:name="Tabelle1" table:style-name="Tabelle1">
        <table:table-column table:style-name="Tabelle1.A" table:number-columns-repeated="9"/>
        <table:table-column table:style-name="Tabelle1.J"/>
        <table:table-row>
          <table:table-cell table:style-name="Tabelle1.A1" table:number-rows-spanned="2" office:value-type="string">
            <text:p text:style-name="Table_20_Contents"/>
          </table:table-cell>
          <table:table-cell table:style-name="Tabelle1.A1" table:number-rows-spanned="2" office:value-type="string">
            <text:p text:style-name="Table_20_Contents">Platform</text:p>
          </table:table-cell>
          <table:table-cell table:style-name="Tabelle1.A1" table:number-rows-spanned="2" office:value-type="string">
            <text:p text:style-name="Table_20_Contents">License</text:p>
          </table:table-cell>
          <table:table-cell table:style-name="Tabelle1.A1" table:number-columns-spanned="3" office:value-type="string">
            <text:p text:style-name="P5">Functionality</text:p>
          </table:table-cell>
          <table:covered-table-cell/>
          <table:covered-table-cell/>
          <table:table-cell table:style-name="Tabelle1.A1" table:number-columns-spanned="3" office:value-type="string">
            <text:p text:style-name="P5">Viable for</text:p>
          </table:table-cell>
          <table:covered-table-cell/>
          <table:covered-table-cell/>
          <table:table-cell table:style-name="Tabelle1.J1" table:number-rows-spanned="2" office:value-type="string">
            <text:p text:style-name="Table_20_Contents">Price</text:p>
          </table:table-cell>
        </table:table-row>
        <table:table-row>
          <table:covered-table-cell/>
          <table:covered-table-cell/>
          <table:covered-table-cell/>
          <table:table-cell table:style-name="Tabelle1.D2" office:value-type="string">
            <text:p text:style-name="P3">Read PDF</text:p>
          </table:table-cell>
          <table:table-cell table:style-name="Tabelle1.D2" office:value-type="string">
            <text:p text:style-name="P2">write XML</text:p>
          </table:table-cell>
          <table:table-cell table:style-name="Tabelle1.D2" office:value-type="string">
            <text:p text:style-name="P3"><text:s/>write PDF</text:p>
          </table:table-cell>
          <table:table-cell table:style-name="Tabelle1.D2" office:value-type="string">
            <text:p text:style-name="P4">Commercial software</text:p>
          </table:table-cell>
          <table:table-cell table:style-name="Tabelle1.D2" office:value-type="string">
            <text:p text:style-name="P4">Freeware</text:p>
          </table:table-cell>
          <table:table-cell table:style-name="Tabelle1.D2" office:value-type="string">
            <text:p text:style-name="P4">Open Source</text:p>
          </table:table-cell>
          <table:covered-table-cell/>
        </table:table-row>
        <table:table-row>
          <table:table-cell table:style-name="Tabelle1.D2" office:value-type="string">
            <text:p text:style-name="Table_20_Contents">intarsys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proprietary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J3" office:value-type="string">
            <text:p text:style-name="Table_20_Contents">On request</text:p>
          </table:table-cell>
        </table:table-row>
        <table:table-row>
          <table:table-cell table:style-name="Tabelle1.D2" office:value-type="string">
            <text:p text:style-name="Table_20_Contents">Konik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G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Mustang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stephanstapel/ZUGFeRD-csharp</text:p>
          </table:table-cell>
          <table:table-cell table:style-name="Tabelle1.D2" office:value-type="string">
            <text:p text:style-name="Table_20_Contents">C#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  <table:table-row>
          <table:table-cell table:style-name="Tabelle1.D2" office:value-type="string">
            <text:p text:style-name="Table_20_Contents">https://github.com/opendatalab-de/zugferd</text:p>
          </table:table-cell>
          <table:table-cell table:style-name="Tabelle1.D2" office:value-type="string">
            <text:p text:style-name="Table_20_Contents">Java</text:p>
          </table:table-cell>
          <table:table-cell table:style-name="Tabelle1.D2" office:value-type="string">
            <text:p text:style-name="Table_20_Contents">APL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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D2" office:value-type="string">
            <text:p text:style-name="P6"></text:p>
          </table:table-cell>
          <table:table-cell table:style-name="Tabelle1.J3" office:value-type="string">
            <text:p text:style-name="Table_20_Contents">0 €</text:p>
          </table:table-cell>
        </table:table-row>
      </table:table>
      <text:p text:style-name="Standard"/>
      <text:h text:style-name="Heading_20_2" text:outline-level="2"><text:soft-page-break/></text:h>
      <text:p text:style-name="Text_20_body"/>
      <text:h text:style-name="Heading_20_2" text:outline-level="2">Mustang</text:h>
      <text:p text:style-name="Text_20_body">With installed OpenOffice.org or LibreOffice and Eclipse for Java.</text:p>
      <text:list xml:id="list1858980066379994641" text:style-name="L1">
        <text:list-item>
          <text:p text:style-name="P21">Start Eclipse, create a new Java-Eclipse-project, e.g. „sample“. Change to that folder.</text:p>
        </text:list-item>
        <text:list-item>
          <text:p text:style-name="P21">Download </text:p>
          <text:list>
            <text:list-item>
              <text:p text:style-name="P21">Apache PDFBox</text:p>
              <text:list>
                <text:list-item>
                  <text:p text:style-name="P21">from http://apache.openmirror.de/pdfbox/1.8.6/pdfbox-1.8.6.jar </text:p>
                </text:list-item>
                <text:list-item>
                  <text:p text:style-name="P21">from http://apache.openmirror.de/pdfbox/1.8.6/preflight-app-1.8.6.jar </text:p>
                </text:list-item>
                <text:list-item>
                  <text:p text:style-name="P21">from http://apache.openmirror.de/pdfbox/1.8.6/xmpbox-1.8.6.jar <text:s/></text:p>
                </text:list-item>
              </text:list>
            </text:list-item>
            <text:list-item>
              <text:p text:style-name="P21">Mustang</text:p>
              <text:list>
                <text:list-item>
                  <text:p text:style-name="P21">from <text:a xlink:type="simple" xlink:href="https://github.com/Rayman2200/PDFA3/raw/master/mustang/target/mustang-1.0.jar" text:style-name="Internet_20_link" text:visited-style-name="Visited_20_Internet_20_Link">https://github.com/Rayman2200/PDFA3/raw/master/mustang/target/mustang-1.1.0.jar</text:a></text:p>
                </text:list-item>
                <text:list-item>
                  <text:p text:style-name="P21">from <text:a xlink:type="simple" xlink:href="https://raw.githubusercontent.com/Rayman2200/PDFA3/master/mustang/src/main/java/org/mustangproject/ZUGFeRD/NOTICE" text:style-name="Internet_20_link" text:visited-style-name="Visited_20_Internet_20_Link">https://raw.githubusercontent.com/Rayman2200/PDFA3/master/mustang/src/main/java/org/mustangproject/ZUGFeRD/NOTICE</text:a> </text:p>
                </text:list-item>
              </text:list>
            </text:list-item>
            <text:list-item>
              <text:p text:style-name="P21">Download the sample </text:p>
              <text:list>
                <text:list-item>
                  <text:p text:style-name="P21">from <text:a xlink:type="simple" xlink:href="http://www.mustangproject.org/MustangGnuaccountingBeispielRE-20140628_502" text:style-name="Internet_20_link" text:visited-style-name="Visited_20_Internet_20_Link">http://www.mustangproject.org/MustangGnuaccountingBeispielRE-20140628_502.pdf</text:a></text:p>
                </text:list-item>
                <text:list-item>
                  <text:p text:style-name="P21">either </text:p>
                  <text:list>
                    <text:list-item>
                      <text:p text:style-name="P21">the OpenOffice.org source from <text:a xlink:type="simple" xlink:href="http://www.mustangproject.org/MustangGnuaccountingBeispielRE-20140628_502.odt" text:style-name="Internet_20_link" text:visited-style-name="Visited_20_Internet_20_Link">http://www.mustangproject.org/MustangGnuaccountingBeispielRE-20140628_502.odt</text:a> <text:s/></text:p>
                    </text:list-item>
                    <text:list-item>
                      <text:p text:style-name="P21">or the blank PDF without ZUGFeRD metadata from <text:a xlink:type="simple" xlink:href="http://www.mustangproject.org/MustangGnuaccountingBeispielRE-20140628_502blanko.pdf" text:style-name="Internet_20_link" text:visited-style-name="Visited_20_Internet_20_Link">http://www.mustangproject.org/MustangGnuaccountingBeispielRE-20140628_502blanko.pdf</text:a> <text:s text:c="3"/></text:p>
                    </text:list-item>
                  </text:list>
                </text:list-item>
              </text:list>
            </text:list-item>
            <text:list-item>
              <text:p text:style-name="P21">Open OpenOffice.org. <text:s/></text:p>
              <text:list>
                <text:list-item>
                  <text:p text:style-name="P21">Open the OpenOffice.org source file in writer</text:p>
                </text:list-item>
                <text:list-item>
                  <text:p text:style-name="P21">File|Export as PDF: Set the Checkbox PDF/A-1a in the export options</text:p>
                </text:list-item>
                <text:list-item>
                  <text:p text:style-name="P21">Save the PDF-Datei (without ZUGFeRD) as „blank.pdf“ in the sample-folder.</text:p>
                </text:list-item>
              </text:list>
            </text:list-item>
          </text:list>
        </text:list-item>
        <text:list-item>
          <text:p text:style-name="P21">Switch back to Eclipse. Add all four downloaded JAR files to your project (Project properties) as „external Jar“ to the „Build Path“ .</text:p>
        </text:list-item>
      </text:list>
      <text:h text:style-name="Heading_20_3" text:outline-level="3"><text:soft-page-break/>Reading ZUGFeRD</text:h>
      <text:list xml:id="list395908757" text:continue-numbering="true" text:style-name="L1">
        <text:list-item>
          <text:p text:style-name="P22">Create a new class in the src folder, called Reader. Check the „Public static void main()“ <text:s/>checkbox.</text:p>
        </text:list-item>
        <text:list-item>
          <text:p text:style-name="P12">Within the main method, enter „ZUGFeRDImporter zi=<text:span text:style-name="T1">new</text:span> ZUGFeRDImporter();“ and add the import by pressing STRG+SHIFT+O</text:p>
        </text:list-item>
        <text:list-item>
          <text:p text:style-name="P12">use zi.extract(PDF-filename, in this case <text:a xlink:type="simple" xlink:href="http://www.mustangproject.org/MustangGnuaccountingBeispielRE-20140522_501.pdf" text:style-name="Internet_20_link" text:visited-style-name="Visited_20_Internet_20_Link">MustangGnuaccountingBeispielRE-20140522_501.pdf</text:a>) and <text:s/>canParse() to find out if ZUGFeRD-Data is present. </text:p>
        </text:list-item>
        <text:list-item>
          <text:p text:style-name="P12">After invoking zi.parse() you can access the getter-Methods like getAmount()</text:p>
        </text:list-item>
        <text:list-item>
          <text:p text:style-name="P12">There are only getters for few properties but additional ones can be addded easily. Which data is available can be seen in the ZUGFeRD-invoice.xml file embedded any ZUGFeRD compliant PDF, including <text:s/><text:a xlink:type="simple" xlink:href="http://www.mustangproject.org/MustangGnuaccountingBeispielRE-20140522_501.pdf" text:style-name="Internet_20_link" text:visited-style-name="Visited_20_Internet_20_Link">MustangGnuaccountingBeispielRE-20140522_501.pdf</text:a></text:p>
        </text:list-item>
      </text:list>
      <text:p text:style-name="P10"/>
      <text:h text:style-name="Heading_20_3" text:outline-level="3">Complete sample source code for reading</text:h>
      <text:list xml:id="list1753518441" text:continue-numbering="true" text:style-name="L1">
        <text:list-header>
          <text:p text:style-name="P12"><text:s/></text:p>
        </text:list-header>
      </text:list>
      <text:p text:style-name="P9"><text:span text:style-name="T1">package</text:span> sample;</text:p>
      <text:p text:style-name="P8"/>
      <text:p text:style-name="P8"><text:span text:style-name="T1">import</text:span><text:span text:style-name="T4"> org.mustangproject.ZUGFeRD.ZUGFeRDImporter;</text:span></text:p>
      <text:p text:style-name="P8"/>
      <text:p text:style-name="P8"><text:span text:style-name="T1">public</text:span><text:span text:style-name="T4"> </text:span><text:span text:style-name="T1">class</text:span><text:span text:style-name="T4"> Read {</text:span></text:p>
      <text:p text:style-name="P8"/>
      <text:p text:style-name="P8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8"><text:span text:style-name="T4"><text:tab/><text:tab/>ZUGFeRDImporter zi=</text:span><text:span text:style-name="T1">new</text:span><text:span text:style-name="T4"> ZUGFeRDImporter();</text:span></text:p>
      <text:p text:style-name="P8"><text:span text:style-name="T4"><text:tab/><text:tab/>zi.extract(</text:span><text:span text:style-name="T16">"./MustangGnuaccountingBeispielRE-20140522_501.pdf"</text:span><text:span text:style-name="T4">);</text:span></text:p>
      <text:p text:style-name="P8"><text:span text:style-name="T4"><text:tab/><text:tab/>System.</text:span><text:span text:style-name="T21">out</text:span><text:span text:style-name="T4">.println(</text:span><text:span text:style-name="T16">"Reading ZUGFeRD"</text:span><text:span text:style-name="T4">);</text:span></text:p>
      <text:p text:style-name="P8"><text:span text:style-name="T4"><text:tab/><text:tab/></text:span><text:span text:style-name="T1">if</text:span><text:span text:style-name="T4"> (zi.canParse()) {</text:span></text:p>
      <text:p text:style-name="P7"><text:tab/><text:tab/><text:tab/>zi.parse();</text:p>
      <text:p text:style-name="P8"><text:span text:style-name="T4"><text:tab/><text:tab/><text:tab/>System.</text:span><text:span text:style-name="T21">out</text:span><text:span text:style-name="T4">.println(</text:span><text:span text:style-name="T16">"Due amount:"</text:span><text:span text:style-name="T4">+zi.getAmount());</text:span></text:p>
      <text:p text:style-name="P8"><text:span text:style-name="T4"><text:tab/><text:tab/><text:tab/>System.</text:span><text:span text:style-name="T21">out</text:span><text:span text:style-name="T4">.println(</text:span><text:span text:style-name="T16">"BIC:"</text:span><text:span text:style-name="T4">+zi.getBIC());</text:span></text:p>
      <text:p text:style-name="P8"><text:span text:style-name="T4"><text:tab/><text:tab/><text:tab/>System.</text:span><text:span text:style-name="T21">out</text:span><text:span text:style-name="T4">.println(</text:span><text:span text:style-name="T16">"IBAN:"</text:span><text:span text:style-name="T4">+zi.getIBAN());</text:span></text:p>
      <text:p text:style-name="P8"><text:span text:style-name="T4"><text:tab/><text:tab/><text:tab/>System.</text:span><text:span text:style-name="T21">out</text:span><text:span text:style-name="T4">.println(</text:span><text:span text:style-name="T16">"Account holder name:"</text:span><text:span text:style-name="T4">+zi.getHolder());</text:span></text:p>
      <text:p text:style-name="P8"><text:span text:style-name="T4"><text:tab/><text:tab/><text:tab/>System.</text:span><text:span text:style-name="T21">out</text:span><text:span text:style-name="T4">.println(</text:span><text:span text:style-name="T16">"Document:"</text:span><text:span text:style-name="T4">+zi.getForeignReference());</text:span></text:p>
      <text:p text:style-name="P7"/>
      <text:p text:style-name="P7"><text:tab/><text:tab/><text:tab/></text:p>
      <text:p text:style-name="P7"><text:tab/><text:tab/>}</text:p>
      <text:p text:style-name="P7"><text:tab/><text:tab/></text:p>
      <text:p text:style-name="P8"/>
      <text:p text:style-name="P7"><text:tab/>}</text:p>
      <text:p text:style-name="P8"/>
      <text:p text:style-name="P7">}</text:p>
      <text:p text:style-name="P11"/>
      <text:h text:style-name="Heading_20_3" text:outline-level="3">Writing ZUGFeRD</text:h>
      <text:p text:style-name="Text_20_body">A sample for writing ZUGFeRD PDFs is more comprehensive, because </text:p>
      <text:list xml:id="list3044561657263548609" text:style-name="L2">
        <text:list-item>
          <text:p text:style-name="P24">more data is being written than read in the read example and</text:p>
        </text:list-item>
        <text:list-item>
          <text:p text:style-name="P24">the exporter interacts via interfaces with your software in a kind of „pull-method“. While this avoids redundant data a sample is more exhaustive because the sample has to store the data in the memory, which any productive software already does. </text:p>
        </text:list-item>
      </text:list>
      <text:p text:style-name="Text_20_body"><text:soft-page-break/>The alternative ZUGFeRD-Open-Source-project Konik follows a more conventional „push-method“ in which data is stored redundantly (if used alongside a ordinary sotware) by using setter-methods but which conveniently does not require you to cater for the availability of the getter methods.</text:p>
      <text:p text:style-name="Text_20_body"/>
      <text:list xml:id="list1769360982" text:continue-list="list1753518441" text:style-name="L1">
        <text:list-item text:start-value="1">
          <text:p text:style-name="P21">Create a new class in the src-folder, e.g. MainClass. Check the checkbox to generate „Public static void main()“ .</text:p>
        </text:list-item>
        <text:list-item>
          <text:p text:style-name="P21">Change <text:s/><text:span text:style-name="T2">public</text:span><text:span text:style-name="T5"> </text:span><text:span text:style-name="T2">class</text:span><text:span text:style-name="T5"> MainClass <text:s/>to </text:span><text:span text:style-name="T2">public</text:span><text:span text:style-name="T5"> </text:span><text:span text:style-name="T2">class</text:span><text:span text:style-name="T5"> </text:span><text:span text:style-name="T6">MainClass</text:span><text:span text:style-name="T5"> </text:span><text:span text:style-name="T2">implements</text:span><text:span text:style-name="T5"> IZUGFeRDExportableTransaction</text:span></text:p>
        </text:list-item>
        <text:list-item>
          <text:p text:style-name="P21"><text:span text:style-name="T5">in the same file, add </text:span><text:span text:style-name="T2">class</text:span><text:span text:style-name="T5"> </text:span><text:span text:style-name="T6">Contact</text:span><text:span text:style-name="T5"> </text:span><text:span text:style-name="T2">implements</text:span><text:span text:style-name="T5"> IZUGFeRDExportableContact {}</text:span></text:p>
        </text:list-item>
        <text:list-item>
          <text:p text:style-name="P15"><text:span text:style-name="T11">in the same file, add </text:span><text:span text:style-name="T1">class</text:span><text:span text:style-name="T4"> </text:span><text:span text:style-name="T8">Item</text:span><text:span text:style-name="T4"> </text:span><text:span text:style-name="T1">implements</text:span><text:span text:style-name="T4"> IZUGFeRDExportableItem {}</text:span></text:p>
        </text:list-item>
        <text:list-item>
          <text:p text:style-name="P15"><text:span text:style-name="T11">in the same file, add</text:span><text:span text:style-name="T10"> </text:span><text:span text:style-name="T1">class</text:span><text:span text:style-name="T4"> Product </text:span><text:span text:style-name="T1">implements</text:span><text:span text:style-name="T4"> IZUGFeRDExportableProduct {}</text:span></text:p>
        </text:list-item>
      </text:list>
      <text:p text:style-name="P7"><text:tab/></text:p>
      <text:list xml:id="list1048834960" text:continue-numbering="true" text:style-name="L1">
        <text:list-item>
          <text:p text:style-name="P22">Generate the imports by pressing CTRL+SHIFT+O</text:p>
        </text:list-item>
        <text:list-item>
          <text:p text:style-name="P22">Click left on <text:s/>MainClass and press ALT+SHIFT+S, select Override/Implement Methods and press return.</text:p>
        </text:list-item>
        <text:list-item>
          <text:p text:style-name="P22">Click on Contact and repeat the last step.</text:p>
        </text:list-item>
        <text:list-item>
          <text:p text:style-name="P22">Click on Item and repeat the last step.</text:p>
        </text:list-item>
        <text:list-item>
          <text:p text:style-name="P22">Click on Products and repeat the last step.</text:p>
        </text:list-item>
        <text:list-item>
          <text:p text:style-name="P22">The following methods of Contact should return the following:</text:p>
          <text:list>
            <text:list-item>
              <text:p text:style-name="P15"><text:span text:style-name="T4">getCountry(): </text:span><text:span text:style-name="T16">"DE"</text:span></text:p>
            </text:list-item>
            <text:list-item>
              <text:p text:style-name="P15"><text:span text:style-name="T4">getLocation(): </text:span><text:span text:style-name="T16">"Spielkreis"</text:span></text:p>
            </text:list-item>
            <text:list-item>
              <text:p text:style-name="P15"><text:span text:style-name="T4">getName(): </text:span><text:span text:style-name="T16">"Theodor Est"</text:span></text:p>
            </text:list-item>
            <text:list-item>
              <text:p text:style-name="P15"><text:span text:style-name="T4">getStreet(): </text:span><text:span text:style-name="T16">"Bahnstr. 42"</text:span></text:p>
            </text:list-item>
            <text:list-item>
              <text:p text:style-name="P15"><text:span text:style-name="T4">getVATID(): </text:span><text:span text:style-name="T16">""</text:span></text:p>
            </text:list-item>
            <text:list-item>
              <text:p text:style-name="P15"><text:span text:style-name="T4">getZIP(): </text:span><text:span text:style-name="T16">"88802"</text:span><text:span text:style-name="T4">;</text:span></text:p>
            </text:list-item>
          </text:list>
        </text:list-item>
        <text:list-item>
          <text:p text:style-name="P22">The following methods of the main class should return the following:</text:p>
          <text:list>
            <text:list-item>
              <text:p text:style-name="P25"><text:span text:style-name="T7">getDueDate(): </text:span><text:span text:style-name="T3">new</text:span><text:span text:style-name="T7"> GregorianCalendar(2014,Calendar.</text:span><text:span text:style-name="T22">JUNE</text:span><text:span text:style-name="T7">,12).getTime()</text:span></text:p>
            </text:list-item>
            <text:list-item>
              <text:p text:style-name="P25"><text:span text:style-name="T7">getIssueDate(): </text:span><text:span text:style-name="T3">new</text:span><text:span text:style-name="T7"> GregorianCalendar(2014,Calendar.</text:span><text:span text:style-name="T22">MAY</text:span><text:span text:style-name="T7">,22).getTime()</text:span></text:p>
            </text:list-item>
            <text:list-item>
              <text:p text:style-name="P25"><text:span text:style-name="T7">getNumber(): </text:span><text:span text:style-name="T17">"RE-20140522/501"</text:span></text:p>
            </text:list-item>
            <text:list-item>
              <text:p text:style-name="P25"><text:span text:style-name="T7">getOwnBIC(): </text:span><text:span text:style-name="T17">"COBADEFXXX"</text:span></text:p>
            </text:list-item>
            <text:list-item>
              <text:p text:style-name="P25"><text:span text:style-name="T7">getOwnBankName(): </text:span><text:span text:style-name="T18">""</text:span></text:p>
            </text:list-item>
            <text:list-item>
              <text:p text:style-name="P25"><text:span text:style-name="T7">getOwnIBAN(): </text:span><text:span text:style-name="T17">"DE88 2008 0000 0970 3757 00"</text:span></text:p>
            </text:list-item>
            <text:list-item>
              <text:p text:style-name="P25"><text:span text:style-name="T7">getOwnOrganisationName(): </text:span><text:span text:style-name="T17">"Bei Spiel GmbH"</text:span></text:p>
            </text:list-item>
            <text:list-item>
              <text:p text:style-name="P25"><text:span text:style-name="T7">getOwnTaxID(): </text:span><text:span text:style-name="T17">"22/815/0815/4"</text:span></text:p>
            </text:list-item>
            <text:list-item>
              <text:p text:style-name="P25"><text:span text:style-name="T7">getOwnVATID(): </text:span><text:span text:style-name="T17">"DE136695976"</text:span></text:p>
            </text:list-item>
            <text:list-item>
              <text:p text:style-name="P25"><text:span text:style-name="T7">getRecipient(): </text:span><text:span text:style-name="T3">new</text:span><text:span text:style-name="T7"> Contact()</text:span></text:p>
            </text:list-item>
            <text:list-item>
              <text:p text:style-name="P25"><text:span text:style-name="T7">getTotal(): </text:span><text:span text:style-name="T3">new</text:span><text:span text:style-name="T7"> BigDecimal(</text:span><text:span text:style-name="T17">"496.00"</text:span><text:span text:style-name="T7">)</text:span></text:p>
            </text:list-item>
            <text:list-item>
              <text:p text:style-name="P25"><text:span text:style-name="T4">getTotalGross(): </text:span><text:span text:style-name="T1">new</text:span><text:span text:style-name="T4"> BigDecimal(</text:span><text:span text:style-name="T16">"571.04"</text:span><text:span text:style-name="T4">)</text:span></text:p>
            </text:list-item>
            <text:list-item>
              <text:p text:style-name="P16"><text:span text:style-name="T4">getDeliveryDate() <text:s/></text:span><text:span text:style-name="T1">new</text:span><text:span text:style-name="T4"> Date();</text:span></text:p>
            </text:list-item>
            <text:list-item>
              <text:p text:style-name="P16"><text:span text:style-name="T4">getOwnCountry() </text:span><text:span text:style-name="T16">"DE"</text:span></text:p>
            </text:list-item>
            <text:list-item>
              <text:p text:style-name="P16"><text:span text:style-name="T4">getOwnLocation() </text:span><text:span text:style-name="T16">"Test city"</text:span></text:p>
            </text:list-item>
            <text:list-item>
              <text:p text:style-name="P16"><text:soft-page-break/><text:span text:style-name="T4">getOwnStreet() </text:span><text:span text:style-name="T16">"Test Street 22"</text:span></text:p>
            </text:list-item>
            <text:list-item>
              <text:p text:style-name="P16"><text:span text:style-name="T4">getOwnZIP() </text:span><text:span text:style-name="T16">"12345</text:span></text:p>
            </text:list-item>
            <text:list-item>
              <text:p text:style-name="P12">The Item- as well as the Product-class should return member variables <text:s/>in the overwritten methods, which should be set-able in the constructor.</text:p>
            </text:list-item>
            <text:list-item>
              <text:p text:style-name="P12">getZFItems() of the main class can now create products and return them as a array of items:</text:p>
            </text:list-item>
          </text:list>
          <text:p text:style-name="P15"><text:span text:style-name="T4"><text:tab/><text:tab/>Item[] allItems=</text:span><text:span text:style-name="T1">new</text:span><text:span text:style-name="T4"> Item[3];</text:span></text:p>
        </text:list-item>
      </text:list>
      <text:p text:style-name="P8"><text:span text:style-name="T4"><text:tab/><text:tab/>Product desig<text:tab/>nProduct=</text:span><text:span text:style-name="T1">new</text:span><text:span text:style-name="T4"> Product(</text:span><text:span text:style-name="T16">""</text:span><text:span text:style-name="T4">, </text:span><text:span text:style-name="T16">"Künstlerische Gestaltung (Stunde)"</text:span><text:span text:style-name="T4">, </text:span><text:span text:style-name="T16">"HUR"</text:span><text:span text:style-name="T4">, </text:span><text:span text:style-name="T1">new</text:span><text:span text:style-name="T4"> BigDecimal(</text:span><text:span text:style-name="T16">"7.000000"</text:span><text:span text:style-name="T4">));</text:span></text:p>
      <text:p text:style-name="P8"><text:span text:style-name="T4"><text:tab/><text:tab/>Product balloonProduct=</text:span><text:span text:style-name="T1">new</text:span><text:span text:style-name="T4"> Product(</text:span><text:span text:style-name="T16">""</text:span><text:span text:style-name="T4">, </text:span><text:span text:style-name="T16">"Luftballon"</text:span><text:span text:style-name="T4">, </text:span><text:span text:style-name="T16">"C62"</text:span><text:span text:style-name="T4">, </text:span><text:span text:style-name="T1">new</text:span><text:span text:style-name="T4"> BigDecimal(</text:span><text:span text:style-name="T16">"19.000000"</text:span><text:span text:style-name="T4">));</text:span></text:p>
      <text:p text:style-name="P8"><text:span text:style-name="T4"><text:tab/><text:tab/>Product airProduct=</text:span><text:span text:style-name="T1">new</text:span><text:span text:style-name="T4"> Product(</text:span><text:span text:style-name="T16">""</text:span><text:span text:style-name="T4">, </text:span><text:span text:style-name="T16">"Heiße Luft pro Liter"</text:span><text:span text:style-name="T4">, </text:span><text:span text:style-name="T16">"LTR"</text:span><text:span text:style-name="T4">, </text:span><text:span text:style-name="T1">new</text:span><text:span text:style-name="T4"> BigDecimal(</text:span><text:span text:style-name="T16">"19.000000"</text:span><text:span text:style-name="T4">));</text:span></text:p>
      <text:p text:style-name="P7"><text:tab/><text:tab/></text:p>
      <text:p text:style-name="P8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6">"160"</text:span><text:span text:style-name="T4">), </text:span><text:span text:style-name="T1">new</text:span><text:span text:style-name="T4"> BigDecimal(</text:span><text:span text:style-name="T16">"171.20"</text:span><text:span text:style-name="T4">), </text:span><text:span text:style-name="T1">new</text:span><text:span text:style-name="T4"> BigDecimal(</text:span><text:span text:style-name="T16">"1"</text:span><text:span text:style-name="T4">), </text:span><text:span text:style-name="T1">new</text:span><text:span text:style-name="T4"> BigDecimal(</text:span><text:span text:style-name="T16">"171.20"</text:span><text:span text:style-name="T4">), designProduct);</text:span></text:p>
      <text:p text:style-name="P8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6">"0.79"</text:span><text:span text:style-name="T4">), </text:span><text:span text:style-name="T1">new</text:span><text:span text:style-name="T4"> BigDecimal(</text:span><text:span text:style-name="T16">"0.94"</text:span><text:span text:style-name="T4">), </text:span><text:span text:style-name="T1">new</text:span><text:span text:style-name="T4"> BigDecimal(</text:span><text:span text:style-name="T16">"400"</text:span><text:span text:style-name="T4">), </text:span><text:span text:style-name="T1">new</text:span><text:span text:style-name="T4"> BigDecimal(</text:span><text:span text:style-name="T16">"376.04"</text:span><text:span text:style-name="T4">), balloonProduct);</text:span></text:p>
      <text:p text:style-name="P8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6">"0.10"</text:span><text:span text:style-name="T4">), </text:span><text:span text:style-name="T1">new</text:span><text:span text:style-name="T4"> BigDecimal(</text:span><text:span text:style-name="T16">"0.12"</text:span><text:span text:style-name="T4">), </text:span><text:span text:style-name="T1">new</text:span><text:span text:style-name="T4"> BigDecimal(</text:span><text:span text:style-name="T16">"200"</text:span><text:span text:style-name="T4">), </text:span><text:span text:style-name="T1">new</text:span><text:span text:style-name="T4"> BigDecimal(</text:span><text:span text:style-name="T16">"23.80"</text:span><text:span text:style-name="T4">), airProduct);</text:span></text:p>
      <text:p text:style-name="P8"><text:span text:style-name="T4"><text:tab/><text:tab/></text:span><text:span text:style-name="T1">return</text:span><text:span text:style-name="T4"> allItems;</text:span></text:p>
      <text:list xml:id="list721580416" text:continue-numbering="true" text:style-name="L1">
        <text:list-header>
          <text:p text:style-name="P13"/>
          <text:p text:style-name="P22"><text:s/></text:p>
          <text:list text:continue-numbering="true">
            <text:list-item>
              <text:p text:style-name="P22">Now you instantiate this main class iin the main method and invoke a apply() method you create. </text:p>
            </text:list-item>
            <text:list-item>
              <text:p text:style-name="P22">In the apply-method you can now</text:p>
              <text:list>
                <text:list-item>
                  <text:p text:style-name="P22">load a PDDocument </text:p>
                </text:list-item>
                <text:list-item>
                  <text:p text:style-name="P22">instantiate a ZUGFeRDExporter , </text:p>
                </text:list-item>
                <text:list-item>
                  <text:p text:style-name="P25"><text:span text:style-name="T4">invoke the ZUGFeRDExporter's </text:span><text:span text:style-name="T7">PDFmakeA3compliant (including the „Producer“, i.e. Application- and „Creator“ ,i.e. Author name parameters) and </text:span></text:p>
                </text:list-item>
                <text:list-item>
                  <text:p text:style-name="P25"><text:span text:style-name="T7">finally use the PDFattachZugferdFile-method (with the IZUGFeRDExportableTransation, i.e. „this“ as parameter) and <text:s/></text:span><text:span text:style-name="T4"><text:s text:c="3"/></text:span><text:span text:style-name="T7"><text:tab/><text:tab/></text:span></text:p>
                </text:list-item>
                <text:list-item>
                  <text:p text:style-name="P25"><text:span text:style-name="T4">save the PDDocument again. The apply-method then looks – with according try/catch-blocks- as follows:</text:span><text:span text:style-name="T12"> <text:s text:c="2"/><text:tab/><text:tab/></text:span></text:p>
                </text:list-item>
              </text:list>
              <text:p text:style-name="P25"><text:span text:style-name="T13"/></text:p>
              <text:p text:style-name="P25"><text:span text:style-name="T7">PDDocument doc; </text:span></text:p>
            </text:list-item>
          </text:list>
          <text:p text:style-name="P16"><text:span text:style-name="T1">try</text:span><text:span text:style-name="T4"> { </text:span></text:p>
          <text:p text:style-name="P16"><text:span text:style-name="T4"><text:tab/>System.</text:span><text:span text:style-name="T21">out</text:span><text:span text:style-name="T4">.println(</text:span><text:span text:style-name="T16">"Reading blank PDF"</text:span><text:span text:style-name="T4">);</text:span></text:p>
          <text:p text:style-name="P16"><text:span text:style-name="T4"><text:tab/>doc = PDDocument.</text:span><text:span text:style-name="T9">load</text:span><text:span text:style-name="T4">(</text:span><text:span text:style-name="T16">"./MustangGnuaccountingBeispielRE-20140703_502blanko.pdf"</text:span><text:span text:style-name="T4">); </text:span></text:p>
          <text:p text:style-name="P16"><text:span text:style-name="T4"><text:tab/><text:tab/><text:tab/></text:span><text:span text:style-name="T24">// automatically add </text:span><text:span text:style-name="T25">Zugferd</text:span><text:span text:style-name="T24"> to all outgoing invoices </text:span></text:p>
          <text:p text:style-name="P16"><text:span text:style-name="T4"><text:tab/>ZUGFeRDExporter ze = </text:span><text:span text:style-name="T1">new</text:span><text:span text:style-name="T4"> ZUGFeRDExporter(); </text:span></text:p>
          <text:p text:style-name="P16"><text:span text:style-name="T4"><text:tab/>System.</text:span><text:span text:style-name="T21">out</text:span><text:span text:style-name="T4">.println(</text:span><text:span text:style-name="T16">"Converting to PDF/A-3u"</text:span><text:span text:style-name="T4">);</text:span></text:p>
          <text:p text:style-name="P16"><text:span text:style-name="T4"><text:tab/>ze.PDFmakeA3compliant(doc, </text:span><text:span text:style-name="T16">"My Application"</text:span><text:span text:style-name="T4">, </text:span></text:p>
          <text:p text:style-name="P16"><text:span text:style-name="T4"><text:tab/><text:tab/><text:tab/><text:tab/><text:tab/>System.</text:span><text:span text:style-name="T9">getProperty</text:span><text:span text:style-name="T4">(</text:span><text:span text:style-name="T16">"user.name"</text:span><text:span text:style-name="T4">), </text:span><text:span text:style-name="T1">true</text:span><text:span text:style-name="T4">); </text:span></text:p>
          <text:p text:style-name="P16"><text:span text:style-name="T4"><text:tab/>System.</text:span><text:span text:style-name="T21">out</text:span><text:span text:style-name="T4">.println(</text:span><text:span text:style-name="T16">"Generating and attaching ZUGFeRD-Data"</text:span><text:span text:style-name="T4">);</text:span></text:p>
          <text:p text:style-name="P16"><text:span text:style-name="T4"><text:tab/>ze.PDFattachZugferdFile(doc, </text:span><text:span text:style-name="T1">this</text:span><text:span text:style-name="T4">); </text:span></text:p>
          <text:p text:style-name="P16"><text:span text:style-name="T4"><text:tab/>System.</text:span><text:span text:style-name="T21">out</text:span><text:span text:style-name="T4">.println(</text:span><text:span text:style-name="T16">"Writing ZUGFeRD-PDF"</text:span><text:span text:style-name="T4">);</text:span></text:p>
          <text:p text:style-name="P16"><text:soft-page-break/><text:span text:style-name="T4"><text:tab/>doc.save(</text:span><text:span text:style-name="T16">"./MustangGnuaccountingBeispielRE-20140703_502new.pdf"</text:span><text:span text:style-name="T4">); </text:span></text:p>
          <text:p text:style-name="P16"><text:span text:style-name="T4"><text:tab/>System.</text:span><text:span text:style-name="T21">out</text:span><text:span text:style-name="T4">.println(</text:span><text:span text:style-name="T16">"Done."</text:span><text:span text:style-name="T4">);<text:tab/><text:tab/><text:tab/></text:span></text:p>
          <text:p text:style-name="P16"><text:span text:style-name="T4">} </text:span><text:span text:style-name="T1">catch</text:span><text:span text:style-name="T4"> (IOException e) { </text:span></text:p>
          <text:p text:style-name="P12"><text:tab/>e.printStackTrace(); </text:p>
          <text:p text:style-name="P16"><text:span text:style-name="T4">} </text:span><text:span text:style-name="T1">catch</text:span><text:span text:style-name="T4"> (TransformerException e) { </text:span></text:p>
          <text:p text:style-name="P12"><text:tab/>e.printStackTrace(); </text:p>
          <text:p text:style-name="P16"><text:span text:style-name="T4">} </text:span><text:span text:style-name="T1">catch</text:span><text:span text:style-name="T4"> (COSVisitorException e) { </text:span></text:p>
          <text:p text:style-name="P12"><text:tab/>e.printStackTrace(); </text:p>
          <text:p text:style-name="P12">}</text:p>
          <text:p text:style-name="P25"><text:span text:style-name="T7"/></text:p>
          <text:list>
            <text:list-item>
              <text:list>
                <text:list-item>
                  <text:p text:style-name="P23">Ein CTRL+SHIFT+O hilft wieder beim Hinzufügen der nötigen Imports</text:p>
                </text:list-item>
                <text:list-item>
                  <text:p text:style-name="P23">„My Application“ und <text:span text:style-name="T26">System.</text:span><text:span text:style-name="T27">getProperty</text:span><text:span text:style-name="T26">(</text:span><text:span text:style-name="T19">"user.name"</text:span><text:span text:style-name="T26">) </text:span>werden in den Metadaten als „Producer“ (in etwa: erstellende Anwendung) beziehungsweise „Creator“ (in etwa: Autor) gespeichert. Bitte passen Sie die Werte entsprechend Ihrer Anwendung an.</text:p>
                </text:list-item>
                <text:list-item>
                  <text:p text:style-name="P23">Passen Sie die NOTICE-Datei an und fügen Sie Ihrer Anwendung hinzu.</text:p>
                </text:list-item>
                <text:list-item>
                  <text:p text:style-name="P22"><text:span text:style-name="T4"/></text:p>
                </text:list-item>
              </text:list>
            </text:list-item>
          </text:list>
        </text:list-header>
      </text:list>
      <text:p text:style-name="P7"><text:tab/><text:tab/></text:p>
      <text:list xml:id="list1241909937" text:continue-numbering="true" text:style-name="L1">
        <text:list-header>
          <text:p text:style-name="P22"/>
        </text:list-header>
      </text:list>
      <text:h text:style-name="Heading_20_3" text:outline-level="3">Complete source code example for writing ZUGFeRD PDFs</text:h>
      <text:p text:style-name="Text_20_body"/>
      <text:p text:style-name="P20"><text:span text:style-name="T1">import</text:span><text:span text:style-name="T4"> java.io.IOException;</text:span></text:p>
      <text:p text:style-name="P20"><text:span text:style-name="T1">import</text:span><text:span text:style-name="T4"> java.math.BigDecimal;</text:span></text:p>
      <text:p text:style-name="P20"><text:span text:style-name="T1">import</text:span><text:span text:style-name="T4"> java.util.Calendar;</text:span></text:p>
      <text:p text:style-name="P20"><text:span text:style-name="T1">import</text:span><text:span text:style-name="T4"> java.util.Date;</text:span></text:p>
      <text:p text:style-name="P20"><text:span text:style-name="T1">import</text:span><text:span text:style-name="T4"> java.util.GregorianCalendar;</text:span></text:p>
      <text:p text:style-name="P20"/>
      <text:p text:style-name="P20"><text:span text:style-name="T1">import</text:span><text:span text:style-name="T4"> javax.xml.transform.TransformerException;</text:span></text:p>
      <text:p text:style-name="P20"/>
      <text:p text:style-name="P20"><text:span text:style-name="T1">import</text:span><text:span text:style-name="T4"> org.apache.pdfbox.exceptions.COSVisitorException;</text:span></text:p>
      <text:p text:style-name="P20"><text:span text:style-name="T1">import</text:span><text:span text:style-name="T4"> org.apache.pdfbox.pdmodel.PDDocument;</text:span></text:p>
      <text:p text:style-name="P20"><text:span text:style-name="T1">import</text:span><text:span text:style-name="T4"> org.mustangproject.ZUGFeRD.IZUGFeRDExportableContact;</text:span></text:p>
      <text:p text:style-name="P20"><text:span text:style-name="T1">import</text:span><text:span text:style-name="T4"> org.mustangproject.ZUGFeRD.IZUGFeRDExportableItem;</text:span></text:p>
      <text:p text:style-name="P20"><text:span text:style-name="T1">import</text:span><text:span text:style-name="T4"> org.mustangproject.ZUGFeRD.IZUGFeRDExportableProduct;</text:span></text:p>
      <text:p text:style-name="P20"><text:span text:style-name="T1">import</text:span><text:span text:style-name="T4"> org.mustangproject.ZUGFeRD.IZUGFeRDExportableTransaction;</text:span></text:p>
      <text:p text:style-name="P20"><text:span text:style-name="T1">import</text:span><text:span text:style-name="T4"> org.mustangproject.ZUGFeRD.ZUGFeRDExporter;</text:span></text:p>
      <text:p text:style-name="P20"/>
      <text:p text:style-name="P20"><text:span text:style-name="T1">public</text:span><text:span text:style-name="T4"> </text:span><text:span text:style-name="T1">class</text:span><text:span text:style-name="T4"> MustangWriter </text:span><text:span text:style-name="T1">implements</text:span><text:span text:style-name="T4"> IZUGFeRDExportableTransaction {</text:span>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Date getDeliveryDate() {</text:span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GregorianCalendar(2014, Calendar.</text:span><text:span text:style-name="T21">JULY</text:span><text:span text:style-name="T4">, 3).getTime()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Date getDueDate() {</text:span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GregorianCalendar(2014, Calendar.</text:span><text:span text:style-name="T21">JULY</text:span><text:span text:style-name="T4">, 24).getTime()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Date getIssueDate() {</text:span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GregorianCalendar(2014, Calendar.</text:span><text:span text:style-name="T21">JULY</text:span><text:span text:style-name="T4">, 3).getTime()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Number() {</text:span></text:p>
      <text:p text:style-name="P20"><text:span text:style-name="T4"><text:tab/><text:tab/></text:span><text:span text:style-name="T1">return</text:span><text:span text:style-name="T4"> </text:span><text:span text:style-name="T16">"RE-20140703/502"</text:span><text:span text:style-name="T4">;</text:span></text:p>
      <text:p text:style-name="P19"><text:soft-page-break/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BIC() {</text:span></text:p>
      <text:p text:style-name="P20"><text:span text:style-name="T4"><text:tab/><text:tab/></text:span><text:span text:style-name="T1">return</text:span><text:span text:style-name="T4"> </text:span><text:span text:style-name="T16">"COBADEFXXX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BankName() {</text:span></text:p>
      <text:p text:style-name="P20"><text:span text:style-name="T4"><text:tab/><text:tab/></text:span><text:span text:style-name="T1">return</text:span><text:span text:style-name="T4"> </text:span><text:span text:style-name="T16">"Commerzbank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Country() {</text:span></text:p>
      <text:p text:style-name="P20"><text:span text:style-name="T4"><text:tab/><text:tab/></text:span><text:span text:style-name="T1">return</text:span><text:span text:style-name="T4"> </text:span><text:span text:style-name="T16">"DE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IBAN() {</text:span></text:p>
      <text:p text:style-name="P20"><text:span text:style-name="T4"><text:tab/><text:tab/></text:span><text:span text:style-name="T1">return</text:span><text:span text:style-name="T4"> </text:span><text:span text:style-name="T16">"DE88 2008 0000 0970 3757 00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Location() {</text:span></text:p>
      <text:p text:style-name="P20"><text:span text:style-name="T4"><text:tab/><text:tab/></text:span><text:span text:style-name="T1">return</text:span><text:span text:style-name="T4"> </text:span><text:span text:style-name="T16">"Stadthausen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OrganisationName() {</text:span></text:p>
      <text:p text:style-name="P20"><text:span text:style-name="T4"><text:tab/><text:tab/></text:span><text:span text:style-name="T1">return</text:span><text:span text:style-name="T4"> </text:span><text:span text:style-name="T16">"Bei Spiel GmbH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Street() {</text:span></text:p>
      <text:p text:style-name="P20"><text:span text:style-name="T4"><text:tab/><text:tab/></text:span><text:span text:style-name="T1">return</text:span><text:span text:style-name="T4"> </text:span><text:span text:style-name="T16">"Ecke 12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TaxID() {</text:span></text:p>
      <text:p text:style-name="P20"><text:span text:style-name="T4"><text:tab/><text:tab/></text:span><text:span text:style-name="T1">return</text:span><text:span text:style-name="T4"> </text:span><text:span text:style-name="T16">"22/815/0815/4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VATID() {</text:span></text:p>
      <text:p text:style-name="P20"><text:span text:style-name="T4"><text:tab/><text:tab/></text:span><text:span text:style-name="T1">return</text:span><text:span text:style-name="T4"> </text:span><text:span text:style-name="T16">"DE136695976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String getOwnZIP() {</text:span></text:p>
      <text:p text:style-name="P20"><text:span text:style-name="T4"><text:tab/><text:tab/></text:span><text:span text:style-name="T1">return</text:span><text:span text:style-name="T4"> </text:span><text:span text:style-name="T16">"12345"</text:span><text:span text:style-name="T4">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IZUGFeRDExportableContact getRecipient() {</text:span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Contact()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BigDecimal getTotal() {</text:span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6">"496.00"</text:span><text:span text:style-name="T4">)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BigDecimal getTotalGross() {</text:span></text:p>
      <text:p text:style-name="P20"><text:span text:style-name="T4"><text:tab/><text:tab/></text:span><text:span text:style-name="T1">return</text:span><text:span text:style-name="T4"> </text:span><text:span text:style-name="T1">new</text:span><text:span text:style-name="T4"> BigDecimal(</text:span><text:span text:style-name="T16">"571.04"</text:span><text:span text:style-name="T4">);</text:span></text:p>
      <text:p text:style-name="P19"><text:tab/>}</text:p>
      <text:p text:style-name="P20"/>
      <text:p text:style-name="P20"><text:span text:style-name="T4"><text:tab/></text:span><text:span text:style-name="T23">@Override</text:span></text:p>
      <text:p text:style-name="P20"><text:span text:style-name="T4"><text:tab/></text:span><text:span text:style-name="T1">public</text:span><text:span text:style-name="T4"> IZUGFeRDExportableItem[] getZFItems() {</text:span></text:p>
      <text:p text:style-name="P20"><text:soft-page-break/><text:span text:style-name="T4"><text:tab/><text:tab/>Item[] allItems=</text:span><text:span text:style-name="T1">new</text:span><text:span text:style-name="T4"> Item[3];</text:span></text:p>
      <text:p text:style-name="P20"><text:span text:style-name="T4"><text:tab/><text:tab/>Product designProduct=</text:span><text:span text:style-name="T1">new</text:span><text:span text:style-name="T4"> Product(</text:span><text:span text:style-name="T16">""</text:span><text:span text:style-name="T4">, </text:span><text:span text:style-name="T16">"Künstlerische Gestaltung (Stunde)"</text:span><text:span text:style-name="T4">, </text:span><text:span text:style-name="T16">"HUR"</text:span><text:span text:style-name="T4">, </text:span><text:span text:style-name="T1">new</text:span><text:span text:style-name="T4"> BigDecimal(</text:span><text:span text:style-name="T16">"7.000000"</text:span><text:span text:style-name="T4">));</text:span></text:p>
      <text:p text:style-name="P20"><text:span text:style-name="T4"><text:tab/><text:tab/>Product balloonProduct=</text:span><text:span text:style-name="T1">new</text:span><text:span text:style-name="T4"> Product(</text:span><text:span text:style-name="T16">""</text:span><text:span text:style-name="T4">, </text:span><text:span text:style-name="T16">"Luftballon"</text:span><text:span text:style-name="T4">, </text:span><text:span text:style-name="T16">"C62"</text:span><text:span text:style-name="T4">, </text:span><text:span text:style-name="T1">new</text:span><text:span text:style-name="T4"> BigDecimal(</text:span><text:span text:style-name="T16">"19.000000"</text:span><text:span text:style-name="T4">));</text:span></text:p>
      <text:p text:style-name="P20"><text:span text:style-name="T4"><text:tab/><text:tab/>Product airProduct=</text:span><text:span text:style-name="T1">new</text:span><text:span text:style-name="T4"> Product(</text:span><text:span text:style-name="T16">""</text:span><text:span text:style-name="T4">, </text:span><text:span text:style-name="T16">"Heiße Luft pro Liter"</text:span><text:span text:style-name="T4">, </text:span><text:span text:style-name="T16">"LTR"</text:span><text:span text:style-name="T4">, </text:span><text:span text:style-name="T1">new</text:span><text:span text:style-name="T4"> BigDecimal(</text:span><text:span text:style-name="T16">"19.000000"</text:span><text:span text:style-name="T4">));</text:span></text:p>
      <text:p text:style-name="P19"><text:tab/><text:tab/></text:p>
      <text:p text:style-name="P20"><text:span text:style-name="T4"><text:tab/><text:tab/>allItems[0]=</text:span><text:span text:style-name="T1">new</text:span><text:span text:style-name="T4"> Item(</text:span><text:span text:style-name="T1">new</text:span><text:span text:style-name="T4"> BigDecimal(</text:span><text:span text:style-name="T16">"160"</text:span><text:span text:style-name="T4">), </text:span><text:span text:style-name="T1">new</text:span><text:span text:style-name="T4"> BigDecimal(</text:span><text:span text:style-name="T16">"171.20"</text:span><text:span text:style-name="T4">), </text:span><text:span text:style-name="T1">new</text:span><text:span text:style-name="T4"> BigDecimal(</text:span><text:span text:style-name="T16">"1"</text:span><text:span text:style-name="T4">), </text:span><text:span text:style-name="T1">new</text:span><text:span text:style-name="T4"> BigDecimal(</text:span><text:span text:style-name="T16">"171.20"</text:span><text:span text:style-name="T4">), designProduct);</text:span></text:p>
      <text:p text:style-name="P20"><text:span text:style-name="T4"><text:tab/><text:tab/>allItems[1]=</text:span><text:span text:style-name="T1">new</text:span><text:span text:style-name="T4"> Item(</text:span><text:span text:style-name="T1">new</text:span><text:span text:style-name="T4"> BigDecimal(</text:span><text:span text:style-name="T16">"0.79"</text:span><text:span text:style-name="T4">), </text:span><text:span text:style-name="T1">new</text:span><text:span text:style-name="T4"> BigDecimal(</text:span><text:span text:style-name="T16">"0.94"</text:span><text:span text:style-name="T4">), </text:span><text:span text:style-name="T1">new</text:span><text:span text:style-name="T4"> BigDecimal(</text:span><text:span text:style-name="T16">"400"</text:span><text:span text:style-name="T4">), </text:span><text:span text:style-name="T1">new</text:span><text:span text:style-name="T4"> BigDecimal(</text:span><text:span text:style-name="T16">"376.04"</text:span><text:span text:style-name="T4">), balloonProduct);</text:span></text:p>
      <text:p text:style-name="P20"><text:span text:style-name="T4"><text:tab/><text:tab/>allItems[2]=</text:span><text:span text:style-name="T1">new</text:span><text:span text:style-name="T4"> Item(</text:span><text:span text:style-name="T1">new</text:span><text:span text:style-name="T4"> BigDecimal(</text:span><text:span text:style-name="T16">"0.10"</text:span><text:span text:style-name="T4">), </text:span><text:span text:style-name="T1">new</text:span><text:span text:style-name="T4"> BigDecimal(</text:span><text:span text:style-name="T16">"0.12"</text:span><text:span text:style-name="T4">), </text:span><text:span text:style-name="T1">new</text:span><text:span text:style-name="T4"> BigDecimal(</text:span><text:span text:style-name="T16">"200"</text:span><text:span text:style-name="T4">), </text:span><text:span text:style-name="T1">new</text:span><text:span text:style-name="T4"> BigDecimal(</text:span><text:span text:style-name="T16">"23.80"</text:span><text:span text:style-name="T4">), airProduct);</text:span></text:p>
      <text:p text:style-name="P20"><text:span text:style-name="T4"><text:tab/><text:tab/></text:span><text:span text:style-name="T1">return</text:span><text:span text:style-name="T4"> allItems;</text:span></text:p>
      <text:p text:style-name="P19"><text:tab/>}</text:p>
      <text:p text:style-name="P20"/>
      <text:p text:style-name="P20"><text:span text:style-name="T4"><text:tab/></text:span><text:span text:style-name="T1">class</text:span><text:span text:style-name="T4"> Contact </text:span><text:span text:style-name="T1">implements</text:span><text:span text:style-name="T4"> IZUGFeRDExportableContact {</text:span></text:p>
      <text:p text:style-name="P20"/>
      <text:p text:style-name="P20"><text:span text:style-name="T4"><text:tab/><text:tab/></text:span><text:span text:style-name="T23">@Override</text:span></text:p>
      <text:p text:style-name="P20"><text:span text:style-name="T4"><text:tab/><text:tab/></text:span><text:span text:style-name="T1">public</text:span><text:span text:style-name="T4"> String getCountry() {</text:span></text:p>
      <text:p text:style-name="P20"><text:span text:style-name="T4"><text:tab/><text:tab/><text:tab/></text:span><text:span text:style-name="T1">return</text:span><text:span text:style-name="T4"> </text:span><text:span text:style-name="T16">"DE"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23">@Override</text:span></text:p>
      <text:p text:style-name="P20"><text:span text:style-name="T4"><text:tab/><text:tab/></text:span><text:span text:style-name="T1">public</text:span><text:span text:style-name="T4"> String getLocation() {</text:span></text:p>
      <text:p text:style-name="P20"><text:span text:style-name="T4"><text:tab/><text:tab/><text:tab/></text:span><text:span text:style-name="T1">return</text:span><text:span text:style-name="T4"> </text:span><text:span text:style-name="T16">"Spielkreis"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23">@Override</text:span></text:p>
      <text:p text:style-name="P20"><text:span text:style-name="T4"><text:tab/><text:tab/></text:span><text:span text:style-name="T1">public</text:span><text:span text:style-name="T4"> String getName() {</text:span></text:p>
      <text:p text:style-name="P20"><text:span text:style-name="T4"><text:tab/><text:tab/><text:tab/></text:span><text:span text:style-name="T1">return</text:span><text:span text:style-name="T4"> </text:span><text:span text:style-name="T16">"Theodor Est"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23">@Override</text:span></text:p>
      <text:p text:style-name="P20"><text:span text:style-name="T4"><text:tab/><text:tab/></text:span><text:span text:style-name="T1">public</text:span><text:span text:style-name="T4"> String getStreet() {</text:span></text:p>
      <text:p text:style-name="P20"><text:span text:style-name="T4"><text:tab/><text:tab/><text:tab/></text:span><text:span text:style-name="T1">return</text:span><text:span text:style-name="T4"> </text:span><text:span text:style-name="T16">"Bahnstr. 42"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23">@Override</text:span></text:p>
      <text:p text:style-name="P20"><text:span text:style-name="T4"><text:tab/><text:tab/></text:span><text:span text:style-name="T1">public</text:span><text:span text:style-name="T4"> String getVATID() {</text:span></text:p>
      <text:p text:style-name="P20"><text:span text:style-name="T4"><text:tab/><text:tab/><text:tab/></text:span><text:span text:style-name="T1">return</text:span><text:span text:style-name="T4"> </text:span><text:span text:style-name="T16">"DE999999999"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23">@Override</text:span></text:p>
      <text:p text:style-name="P20"><text:span text:style-name="T4"><text:tab/><text:tab/></text:span><text:span text:style-name="T1">public</text:span><text:span text:style-name="T4"> String getZIP() {</text:span></text:p>
      <text:p text:style-name="P20"><text:span text:style-name="T4"><text:tab/><text:tab/><text:tab/></text:span><text:span text:style-name="T1">return</text:span><text:span text:style-name="T4"> </text:span><text:span text:style-name="T16">"88802"</text:span><text:span text:style-name="T4">;</text:span></text:p>
      <text:p text:style-name="P19"><text:tab/><text:tab/>}</text:p>
      <text:p text:style-name="P19"><text:tab/>}</text:p>
      <text:p text:style-name="P20"/>
      <text:p text:style-name="P20"><text:span text:style-name="T4"><text:tab/></text:span><text:span text:style-name="T1">class</text:span><text:span text:style-name="T4"> Item </text:span><text:span text:style-name="T1">implements</text:span><text:span text:style-name="T4"> IZUGFeRDExportableItem {</text:span></text:p>
      <text:p text:style-name="P20"/>
      <text:p text:style-name="P20"><text:span text:style-name="T4"><text:tab/><text:tab/></text:span><text:span text:style-name="T1">public</text:span><text:span text:style-name="T4"> Item(BigDecimal price, BigDecimal priceGross,</text:span></text:p>
      <text:p text:style-name="P19"><text:tab/><text:tab/><text:tab/><text:tab/>BigDecimal quantity, BigDecimal totalGross, Product product) {</text:p>
      <text:p text:style-name="P20"><text:span text:style-name="T4"><text:tab/><text:tab/><text:tab/></text:span><text:span text:style-name="T1">super</text:span><text:span text:style-name="T4">();</text:span></text:p>
      <text:p text:style-name="P20"><text:span text:style-name="T4"><text:tab/><text:tab/><text:tab/></text:span><text:span text:style-name="T1">this</text:span><text:span text:style-name="T4">.</text:span><text:span text:style-name="T20">price</text:span><text:span text:style-name="T4"> = price;</text:span></text:p>
      <text:p text:style-name="P20"><text:span text:style-name="T4"><text:tab/><text:tab/><text:tab/></text:span><text:span text:style-name="T1">this</text:span><text:span text:style-name="T4">.</text:span><text:span text:style-name="T20">priceGross</text:span><text:span text:style-name="T4"> = priceGross;</text:span></text:p>
      <text:p text:style-name="P20"><text:span text:style-name="T4"><text:tab/><text:tab/><text:tab/></text:span><text:span text:style-name="T1">this</text:span><text:span text:style-name="T4">.</text:span><text:span text:style-name="T20">quantity</text:span><text:span text:style-name="T4"> = quantity;</text:span></text:p>
      <text:p text:style-name="P20"><text:span text:style-name="T4"><text:tab/><text:tab/><text:tab/></text:span><text:span text:style-name="T1">this</text:span><text:span text:style-name="T4">.</text:span><text:span text:style-name="T20">totalGross</text:span><text:span text:style-name="T4"> = totalGross;</text:span></text:p>
      <text:p text:style-name="P20"><text:span text:style-name="T4"><text:tab/><text:tab/><text:tab/></text:span><text:span text:style-name="T1">this</text:span><text:span text:style-name="T4">.</text:span><text:span text:style-name="T20">product</text:span><text:span text:style-name="T4"> = product;</text:span></text:p>
      <text:p text:style-name="P19"><text:tab/><text:tab/>}</text:p>
      <text:p text:style-name="P20"/>
      <text:p text:style-name="P20"><text:span text:style-name="T4"><text:tab/><text:tab/></text:span><text:span text:style-name="T1">private</text:span><text:span text:style-name="T4"> BigDecimal </text:span><text:span text:style-name="T20">price</text:span><text:span text:style-name="T4">, </text:span><text:span text:style-name="T20">priceGross</text:span><text:span text:style-name="T4">, </text:span><text:span text:style-name="T20">quantity</text:span><text:span text:style-name="T4">, </text:span><text:span text:style-name="T20">totalGross</text:span><text:span text:style-name="T4">;</text:span></text:p>
      <text:p text:style-name="P20"><text:span text:style-name="T4"><text:tab/><text:tab/></text:span><text:span text:style-name="T1">private</text:span><text:span text:style-name="T4"> Product </text:span><text:span text:style-name="T20">product</text:span><text:span text:style-name="T4">;</text:span></text:p>
      <text:p text:style-name="P20"/>
      <text:p text:style-name="P20"><text:span text:style-name="T4"><text:tab/><text:tab/></text:span><text:span text:style-name="T1">public</text:span><text:span text:style-name="T4"> BigDecimal getPrice() {</text:span></text:p>
      <text:p text:style-name="P20"><text:span text:style-name="T4"><text:tab/><text:tab/><text:tab/></text:span><text:span text:style-name="T1">return</text:span><text:span text:style-name="T4"> </text:span><text:span text:style-name="T20">price</text:span><text:span text:style-name="T4">;</text:span></text:p>
      <text:p text:style-name="P19"><text:tab/><text:tab/>}</text:p>
      <text:p text:style-name="P20"/>
      <text:p text:style-name="P20"><text:soft-page-break/><text:span text:style-name="T4"><text:tab/><text:tab/></text:span><text:span text:style-name="T1">public</text:span><text:span text:style-name="T4"> </text:span><text:span text:style-name="T1">void</text:span><text:span text:style-name="T4"> setPrice(BigDecimal price) {</text:span></text:p>
      <text:p text:style-name="P20"><text:span text:style-name="T4"><text:tab/><text:tab/><text:tab/></text:span><text:span text:style-name="T1">this</text:span><text:span text:style-name="T4">.</text:span><text:span text:style-name="T20">price</text:span><text:span text:style-name="T4"> = price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BigDecimal getPriceGross() {</text:span></text:p>
      <text:p text:style-name="P20"><text:span text:style-name="T4"><text:tab/><text:tab/><text:tab/></text:span><text:span text:style-name="T1">return</text:span><text:span text:style-name="T4"> </text:span><text:span text:style-name="T20">priceGross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PriceGross(BigDecimal priceGross) {</text:span></text:p>
      <text:p text:style-name="P20"><text:span text:style-name="T4"><text:tab/><text:tab/><text:tab/></text:span><text:span text:style-name="T1">this</text:span><text:span text:style-name="T4">.</text:span><text:span text:style-name="T20">priceGross</text:span><text:span text:style-name="T4"> = priceGross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BigDecimal getQuantity() {</text:span></text:p>
      <text:p text:style-name="P20"><text:span text:style-name="T4"><text:tab/><text:tab/><text:tab/></text:span><text:span text:style-name="T1">return</text:span><text:span text:style-name="T4"> </text:span><text:span text:style-name="T20">quantity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Quantity(BigDecimal quantity) {</text:span></text:p>
      <text:p text:style-name="P20"><text:span text:style-name="T4"><text:tab/><text:tab/><text:tab/></text:span><text:span text:style-name="T1">this</text:span><text:span text:style-name="T4">.</text:span><text:span text:style-name="T20">quantity</text:span><text:span text:style-name="T4"> = quantity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BigDecimal getTotalGross() {</text:span></text:p>
      <text:p text:style-name="P20"><text:span text:style-name="T4"><text:tab/><text:tab/><text:tab/></text:span><text:span text:style-name="T1">return</text:span><text:span text:style-name="T4"> </text:span><text:span text:style-name="T20">totalGross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TotalGross(BigDecimal totalGross) {</text:span></text:p>
      <text:p text:style-name="P20"><text:span text:style-name="T4"><text:tab/><text:tab/><text:tab/></text:span><text:span text:style-name="T1">this</text:span><text:span text:style-name="T4">.</text:span><text:span text:style-name="T20">totalGross</text:span><text:span text:style-name="T4"> = totalGross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Product getProduct() {</text:span></text:p>
      <text:p text:style-name="P20"><text:span text:style-name="T4"><text:tab/><text:tab/><text:tab/></text:span><text:span text:style-name="T1">return</text:span><text:span text:style-name="T4"> </text:span><text:span text:style-name="T20">product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Product(Product product) {</text:span></text:p>
      <text:p text:style-name="P20"><text:span text:style-name="T4"><text:tab/><text:tab/><text:tab/></text:span><text:span text:style-name="T1">this</text:span><text:span text:style-name="T4">.</text:span><text:span text:style-name="T20">product</text:span><text:span text:style-name="T4"> = product;</text:span></text:p>
      <text:p text:style-name="P19"><text:tab/><text:tab/>}</text:p>
      <text:p text:style-name="P20"/>
      <text:p text:style-name="P19"><text:tab/>}</text:p>
      <text:p text:style-name="P20"/>
      <text:p text:style-name="P20"><text:span text:style-name="T4"><text:tab/></text:span><text:span text:style-name="T1">class</text:span><text:span text:style-name="T4"> Product </text:span><text:span text:style-name="T1">implements</text:span><text:span text:style-name="T4"> IZUGFeRDExportableProduct {</text:span></text:p>
      <text:p text:style-name="P20"><text:span text:style-name="T4"><text:tab/><text:tab/></text:span><text:span text:style-name="T1">private</text:span><text:span text:style-name="T4"> String </text:span><text:span text:style-name="T20">description</text:span><text:span text:style-name="T4">, </text:span><text:span text:style-name="T20">name</text:span><text:span text:style-name="T4">, </text:span><text:span text:style-name="T20">unit</text:span><text:span text:style-name="T4">;</text:span></text:p>
      <text:p text:style-name="P20"><text:span text:style-name="T4"><text:tab/><text:tab/></text:span><text:span text:style-name="T1">private</text:span><text:span text:style-name="T4"> BigDecimal </text:span><text:span text:style-name="T20">VATPercent</text:span><text:span text:style-name="T4">;</text:span></text:p>
      <text:p text:style-name="P20"/>
      <text:p text:style-name="P20"><text:span text:style-name="T4"><text:tab/><text:tab/></text:span><text:span text:style-name="T1">public</text:span><text:span text:style-name="T4"> Product(String description, String name, String unit,</text:span></text:p>
      <text:p text:style-name="P19"><text:tab/><text:tab/><text:tab/><text:tab/>BigDecimal VATPercent) {</text:p>
      <text:p text:style-name="P20"><text:span text:style-name="T4"><text:tab/><text:tab/><text:tab/></text:span><text:span text:style-name="T1">super</text:span><text:span text:style-name="T4">();</text:span></text:p>
      <text:p text:style-name="P20"><text:span text:style-name="T4"><text:tab/><text:tab/><text:tab/></text:span><text:span text:style-name="T1">this</text:span><text:span text:style-name="T4">.</text:span><text:span text:style-name="T20">description</text:span><text:span text:style-name="T4"> = description;</text:span></text:p>
      <text:p text:style-name="P20"><text:span text:style-name="T4"><text:tab/><text:tab/><text:tab/></text:span><text:span text:style-name="T1">this</text:span><text:span text:style-name="T4">.</text:span><text:span text:style-name="T20">name</text:span><text:span text:style-name="T4"> = name;</text:span></text:p>
      <text:p text:style-name="P20"><text:span text:style-name="T4"><text:tab/><text:tab/><text:tab/></text:span><text:span text:style-name="T1">this</text:span><text:span text:style-name="T4">.</text:span><text:span text:style-name="T20">unit</text:span><text:span text:style-name="T4"> = unit;</text:span></text:p>
      <text:p text:style-name="P20"><text:span text:style-name="T4"><text:tab/><text:tab/><text:tab/></text:span><text:span text:style-name="T1">this</text:span><text:span text:style-name="T4">.</text:span><text:span text:style-name="T20">VATPercent</text:span><text:span text:style-name="T4"> = VATPercent;</text:span></text:p>
      <text:p text:style-name="P19"><text:tab/><text:tab/>}</text:p>
      <text:p text:style-name="P19"><text:tab/><text:tab/></text:p>
      <text:p text:style-name="P20"><text:span text:style-name="T4"><text:tab/><text:tab/></text:span><text:span text:style-name="T1">public</text:span><text:span text:style-name="T4"> String getDescription() {</text:span></text:p>
      <text:p text:style-name="P20"><text:span text:style-name="T4"><text:tab/><text:tab/><text:tab/></text:span><text:span text:style-name="T1">return</text:span><text:span text:style-name="T4"> </text:span><text:span text:style-name="T20">description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Description(String description) {</text:span></text:p>
      <text:p text:style-name="P20"><text:span text:style-name="T4"><text:tab/><text:tab/><text:tab/></text:span><text:span text:style-name="T1">this</text:span><text:span text:style-name="T4">.</text:span><text:span text:style-name="T20">description</text:span><text:span text:style-name="T4"> = description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String getName() {</text:span></text:p>
      <text:p text:style-name="P20"><text:span text:style-name="T4"><text:tab/><text:tab/><text:tab/></text:span><text:span text:style-name="T1">return</text:span><text:span text:style-name="T4"> </text:span><text:span text:style-name="T20">name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Name(String name) {</text:span></text:p>
      <text:p text:style-name="P20"><text:span text:style-name="T4"><text:tab/><text:tab/><text:tab/></text:span><text:span text:style-name="T1">this</text:span><text:span text:style-name="T4">.</text:span><text:span text:style-name="T20">name</text:span><text:span text:style-name="T4"> = name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String getUnit() {</text:span></text:p>
      <text:p text:style-name="P20"><text:span text:style-name="T4"><text:tab/><text:tab/><text:tab/></text:span><text:span text:style-name="T1">return</text:span><text:span text:style-name="T4"> </text:span><text:span text:style-name="T20">unit</text:span><text:span text:style-name="T4">;</text:span></text:p>
      <text:p text:style-name="P19"><text:soft-page-break/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Unit(String unit) {</text:span></text:p>
      <text:p text:style-name="P20"><text:span text:style-name="T4"><text:tab/><text:tab/><text:tab/></text:span><text:span text:style-name="T1">this</text:span><text:span text:style-name="T4">.</text:span><text:span text:style-name="T20">unit</text:span><text:span text:style-name="T4"> = unit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BigDecimal getVATPercent() {</text:span></text:p>
      <text:p text:style-name="P20"><text:span text:style-name="T4"><text:tab/><text:tab/><text:tab/></text:span><text:span text:style-name="T1">return</text:span><text:span text:style-name="T4"> </text:span><text:span text:style-name="T20">VATPercent</text:span><text:span text:style-name="T4">;</text:span></text:p>
      <text:p text:style-name="P19"><text:tab/><text:tab/>}</text:p>
      <text:p text:style-name="P20"/>
      <text:p text:style-name="P20"><text:span text:style-name="T4"><text:tab/><text:tab/></text:span><text:span text:style-name="T1">public</text:span><text:span text:style-name="T4"> </text:span><text:span text:style-name="T1">void</text:span><text:span text:style-name="T4"> setVATPercent(BigDecimal vATPercent) {</text:span></text:p>
      <text:p text:style-name="P20"><text:span text:style-name="T4"><text:tab/><text:tab/><text:tab/></text:span><text:span text:style-name="T20">VATPercent</text:span><text:span text:style-name="T4"> = vATPercent;</text:span></text:p>
      <text:p text:style-name="P19"><text:tab/><text:tab/>}</text:p>
      <text:p text:style-name="P20"/>
      <text:p text:style-name="P19"><text:tab/>}</text:p>
      <text:p text:style-name="P20"/>
      <text:p text:style-name="P20"><text:span text:style-name="T4"><text:tab/></text:span><text:span text:style-name="T1">private</text:span><text:span text:style-name="T4"> </text:span><text:span text:style-name="T1">void</text:span><text:span text:style-name="T4"> apply() {</text:span></text:p>
      <text:p text:style-name="P19"><text:tab/><text:tab/>PDDocument doc; </text:p>
      <text:p text:style-name="P20"><text:span text:style-name="T4"><text:tab/><text:tab/></text:span><text:span text:style-name="T1">try</text:span><text:span text:style-name="T4"> { </text:span></text:p>
      <text:p text:style-name="P20"><text:span text:style-name="T4"><text:tab/><text:tab/><text:tab/>System.</text:span><text:span text:style-name="T21">out</text:span><text:span text:style-name="T4">.println(</text:span><text:span text:style-name="T16">"Reading blank PDF"</text:span><text:span text:style-name="T4">);</text:span></text:p>
      <text:p text:style-name="P20"><text:span text:style-name="T4"><text:tab/><text:tab/><text:tab/>doc = PDDocument.</text:span><text:span text:style-name="T9">load</text:span><text:span text:style-name="T4">(</text:span><text:span text:style-name="T16">"./MustangGnuaccountingBeispielRE-20140703_502blanko.pdf"</text:span><text:span text:style-name="T4">); </text:span></text:p>
      <text:p text:style-name="P20"><text:span text:style-name="T4"><text:tab/><text:tab/><text:tab/></text:span><text:span text:style-name="T24">// automatically add </text:span><text:span text:style-name="T25">Zugferd</text:span><text:span text:style-name="T24"> to all outgoing invoices </text:span></text:p>
      <text:p text:style-name="P20"><text:span text:style-name="T4"><text:tab/><text:tab/><text:tab/>ZUGFeRDExporter ze = </text:span><text:span text:style-name="T1">new</text:span><text:span text:style-name="T4"> ZUGFeRDExporter(); </text:span></text:p>
      <text:p text:style-name="P20"><text:span text:style-name="T4"><text:tab/><text:tab/><text:tab/>System.</text:span><text:span text:style-name="T21">out</text:span><text:span text:style-name="T4">.println(</text:span><text:span text:style-name="T16">"Converting to PDF/A-3u um"</text:span><text:span text:style-name="T4">);</text:span></text:p>
      <text:p text:style-name="P20"><text:span text:style-name="T4"><text:tab/><text:tab/><text:tab/>ze.PDFmakeA3compliant(doc, </text:span><text:span text:style-name="T16">"My Application"</text:span><text:span text:style-name="T4">, </text:span></text:p>
      <text:p text:style-name="P20"><text:span text:style-name="T4"><text:tab/><text:tab/><text:tab/><text:tab/><text:tab/>System.</text:span><text:span text:style-name="T9">getProperty</text:span><text:span text:style-name="T4">(</text:span><text:span text:style-name="T16">"user.name"</text:span><text:span text:style-name="T4">), </text:span><text:span text:style-name="T1">true</text:span><text:span text:style-name="T4">); </text:span></text:p>
      <text:p text:style-name="P20"><text:span text:style-name="T4"><text:tab/><text:tab/><text:tab/>System.</text:span><text:span text:style-name="T21">out</text:span><text:span text:style-name="T4">.println(</text:span><text:span text:style-name="T16">"Generating and attaching ZUGFeRD-Data"</text:span><text:span text:style-name="T4">);</text:span></text:p>
      <text:p text:style-name="P20"><text:span text:style-name="T4"><text:tab/><text:tab/><text:tab/>ze.PDFattachZugferdFile(doc, </text:span><text:span text:style-name="T1">this</text:span><text:span text:style-name="T4">); </text:span></text:p>
      <text:p text:style-name="P20"><text:span text:style-name="T4"><text:tab/><text:tab/><text:tab/>System.</text:span><text:span text:style-name="T21">out</text:span><text:span text:style-name="T4">.println(</text:span><text:span text:style-name="T16">"Writing ZUGFeRD-PDF"</text:span><text:span text:style-name="T4">);</text:span></text:p>
      <text:p text:style-name="P20"><text:span text:style-name="T4"><text:tab/><text:tab/><text:tab/>doc.save(</text:span><text:span text:style-name="T16">"./MustangGnuaccountingBeispielRE-20140703_502new.pdf"</text:span><text:span text:style-name="T4">); </text:span></text:p>
      <text:p text:style-name="P20"><text:span text:style-name="T4"><text:tab/><text:tab/><text:tab/>System.</text:span><text:span text:style-name="T21">out</text:span><text:span text:style-name="T4">.println(</text:span><text:span text:style-name="T16">"Done."</text:span><text:span text:style-name="T4">);<text:tab/><text:tab/><text:tab/></text:span></text:p>
      <text:p text:style-name="P20"><text:span text:style-name="T4"><text:tab/><text:tab/>} </text:span><text:span text:style-name="T1">catch</text:span><text:span text:style-name="T4"> (IOException e) { </text:span></text:p>
      <text:p text:style-name="P19"><text:tab/><text:tab/><text:tab/>e.printStackTrace(); </text:p>
      <text:p text:style-name="P20"><text:span text:style-name="T4"><text:tab/><text:tab/>} </text:span><text:span text:style-name="T1">catch</text:span><text:span text:style-name="T4"> (TransformerException e) { </text:span></text:p>
      <text:p text:style-name="P19"><text:tab/><text:tab/><text:tab/>e.printStackTrace(); </text:p>
      <text:p text:style-name="P20"><text:span text:style-name="T4"><text:tab/><text:tab/>} </text:span><text:span text:style-name="T1">catch</text:span><text:span text:style-name="T4"> (COSVisitorException e) { </text:span></text:p>
      <text:p text:style-name="P19"><text:tab/><text:tab/><text:tab/>e.printStackTrace(); </text:p>
      <text:p text:style-name="P19"><text:tab/><text:tab/>}</text:p>
      <text:p text:style-name="P20"/>
      <text:p text:style-name="P19"><text:tab/>}</text:p>
      <text:p text:style-name="P20"><text:span text:style-name="T4"><text:tab/></text:span></text:p>
      <text:p text:style-name="P20"><text:span text:style-name="T4"/></text:p>
      <text:p text:style-name="P20"><text:span text:style-name="T4"><text:tab/></text:span><text:span text:style-name="T1">public</text:span><text:span text:style-name="T4"> </text:span><text:span text:style-name="T1">static</text:span><text:span text:style-name="T4"> </text:span><text:span text:style-name="T1">void</text:span><text:span text:style-name="T4"> main(String[] args) {</text:span></text:p>
      <text:p text:style-name="P20"><text:span text:style-name="T4"><text:tab/><text:tab/>MustangWriter mw=</text:span><text:span text:style-name="T1">new</text:span><text:span text:style-name="T4"> MustangWriter();<text:tab/></text:span></text:p>
      <text:p text:style-name="P19"><text:tab/><text:tab/>mw.apply();</text:p>
      <text:p text:style-name="P20"/>
      <text:p text:style-name="P19"><text:tab/>}</text:p>
      <text:p text:style-name="P20"/>
      <text:p text:style-name="P19">}</text:p>
      <text:p text:style-name="P2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ebdings" svg:font-family="Webdings" style:font-charset="x-symbol"/>
    <style:font-face style:name="Lohit Hindi1" svg:font-family="'Lohit Hindi'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s/><text:page-number text:select-page="current">3</text:page-number> of 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chen Staerk</meta:initial-creator>
    <meta:creation-date>2014-05-29T15:44:42</meta:creation-date>
    <dc:date>2014-07-06T11:55:13</dc:date>
    <dc:creator>Jochen Stärk</dc:creator>
    <meta:editing-duration>PT2H23M5S</meta:editing-duration>
    <meta:editing-cycles>31</meta:editing-cycles>
    <meta:generator>OpenOffice/4.1.0$Unix OpenOffice.org_project/410m18$Build-9764</meta:generator>
    <meta:printed-by>Jochen Stärk</meta:printed-by>
    <meta:print-date>2014-07-06T11:49:33</meta:print-date>
    <meta:document-statistic meta:table-count="1" meta:image-count="0" meta:object-count="0" meta:page-count="10" meta:paragraph-count="432" meta:word-count="1653" meta:character-count="14597"/>
  </office:meta>
</office:document-meta>
</file>